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ructure</text:p>
          </table:table-cell>
          <table:table-cell office:value-type="string" calcext:value-type="string">
            <text:p>Lattice b</text:p>
          </table:table-cell>
          <table:table-cell office:value-type="string" calcext:value-type="string">
            <text:p>Lattice c</text:p>
          </table:table-cell>
        </table:table-row>
        <table:table-row table:style-name="ro1">
          <table:table-cell office:value-type="string" calcext:value-type="string">
            <text:p>Bulk</text:p>
          </table:table-cell>
          <table:table-cell office:value-type="float" office:value="6.7202" calcext:value-type="float">
            <text:p>6.7202</text:p>
          </table:table-cell>
          <table:table-cell office:value-type="float" office:value="11.5032" calcext:value-type="float">
            <text:p>11.5032</text:p>
          </table:table-cell>
        </table:table-row>
        <table:table-row table:style-name="ro1">
          <table:table-cell office:value-type="string" calcext:value-type="string">
            <text:p>1 Layer</text:p>
          </table:table-cell>
          <table:table-cell office:value-type="float" office:value="6.5389" calcext:value-type="float">
            <text:p>6.5389</text:p>
          </table:table-cell>
          <table:table-cell office:value-type="float" office:value="10.8706" calcext:value-type="float">
            <text:p>10.8706</text:p>
          </table:table-cell>
        </table:table-row>
        <table:table-row table:style-name="ro1">
          <table:table-cell office:value-type="string" calcext:value-type="string">
            <text:p>2 Layer</text:p>
          </table:table-cell>
          <table:table-cell office:value-type="float" office:value="6.5667" calcext:value-type="float">
            <text:p>6.5667</text:p>
          </table:table-cell>
          <table:table-cell office:value-type="float" office:value="11.2014" calcext:value-type="float">
            <text:p>11.2014</text:p>
          </table:table-cell>
        </table:table-row>
        <table:table-row table:style-name="ro1">
          <table:table-cell office:value-type="string" calcext:value-type="string">
            <text:p>3 Layer</text:p>
          </table:table-cell>
          <table:table-cell office:value-type="float" office:value="6.6199" calcext:value-type="float">
            <text:p>6.6199</text:p>
          </table:table-cell>
          <table:table-cell office:value-type="float" office:value="11.3268" calcext:value-type="float">
            <text:p>11.3268</text:p>
          </table:table-cell>
        </table:table-row>
        <table:table-row table:style-name="ro1">
          <table:table-cell office:value-type="string" calcext:value-type="string">
            <text:p>4 Layer</text:p>
          </table:table-cell>
          <table:table-cell office:value-type="float" office:value="6.6397" calcext:value-type="float">
            <text:p>6.6397</text:p>
          </table:table-cell>
          <table:table-cell office:value-type="float" office:value="11.3705" calcext:value-type="float">
            <text:p>11.3705</text:p>
          </table:table-cell>
        </table:table-row>
        <table:table-row table:style-name="ro1">
          <table:table-cell office:value-type="string" calcext:value-type="string">
            <text:p>5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Layer</text:p>
          </table:table-cell>
          <table:table-cell office:value-type="float" office:value="6.6719" calcext:value-type="float">
            <text:p>6.6719</text:p>
          </table:table-cell>
          <table:table-cell office:value-type="float" office:value="11.4194" calcext:value-type="float">
            <text:p>11.4194</text:p>
          </table:table-cell>
        </table:table-row>
        <table:table-row table:style-name="ro1">
          <table:table-cell office:value-type="string" calcext:value-type="string">
            <text:p>7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Laye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15:01:52.032918176</meta:creation-date>
    <dc:date>2020-08-19T15:13:03.029841742</dc:date>
    <meta:editing-duration>PT11M11S</meta:editing-duration>
    <meta:editing-cycles>2</meta:editing-cycles>
    <meta:generator>LibreOffice/6.0.7.3$Linux_X86_64 LibreOffice_project/00m0$Build-3</meta:generator>
    <meta:document-statistic meta:table-count="1" meta:cell-count="36" meta:object-count="0"/>
  </office:meta>
</office:document-meta>
</file>